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B000000160A9678701A6D80CC.png" manifest:media-type="image/png"/>
  <manifest:file-entry manifest:full-path="Pictures/100024760000135E00000239C960DBF3D9115E5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script=latin rev=2" svg:font-family="'Open Sans script=latin rev=2'"/>
    <style:font-face style:name="inherit" svg:font-family="inherit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Mono" svg:font-family="Mono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6.376cm"/>
        </style:tab-stops>
      </style:paragraph-properties>
      <style:text-properties style:font-name="Mono" fo:font-size="20pt" fo:font-weight="bold" officeooo:rsid="00095621" officeooo:paragraph-rsid="0009562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style:font-name="Mono" fo:font-size="12pt" fo:font-weight="bold" officeooo:rsid="000a7131" officeooo:paragraph-rsid="000a713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style:font-name="Mono" fo:font-size="12pt" fo:font-weight="bold" officeooo:rsid="00095621" officeooo:paragraph-rsid="000d08f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style:font-name="Mono" fo:font-size="12pt" fo:font-weight="bold" officeooo:rsid="0014ecdd" officeooo:paragraph-rsid="0014ecdd" fo:background-color="#6600f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style:font-name="Mono" fo:font-size="12pt" officeooo:paragraph-rsid="000bbc8b"/>
    </style:style>
    <style:style style:name="P6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0c4e49" officeooo:paragraph-rsid="000bbc8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0c4e49" officeooo:paragraph-rsid="000bbc8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6.376cm"/>
        </style:tab-stops>
      </style:paragraph-properties>
      <style:text-properties officeooo:paragraph-rsid="000bbc8b"/>
    </style:style>
    <style:style style:name="T1" style:family="text">
      <style:text-properties fo:color="#df225a" fo:background-color="#df225a" loext:char-shading-value="0"/>
    </style:style>
    <style:style style:name="T2" style:family="text">
      <style:text-properties fo:color="#0a4770" fo:background-color="#0a4770" loext:char-shading-value="0"/>
    </style:style>
    <style:style style:name="T3" style:family="text">
      <style:text-properties fo:color="#ffffff" fo:background-color="#000000" loext:char-shading-value="0"/>
    </style:style>
    <style:style style:name="T4" style:family="text">
      <style:text-properties fo:color="#ffffff" fo:background-color="#ffffff" loext:char-shading-value="0"/>
    </style:style>
    <style:style style:name="T5" style:family="text">
      <style:text-properties fo:color="#ffffff" fo:background-color="#ffffff" loext:char-shading-value="0"/>
    </style:style>
    <style:style style:name="T6" style:family="text">
      <style:text-properties fo:font-variant="normal" fo:text-transform="none" style:font-name="Open Sans script=latin rev=2" fo:letter-spacing="normal" fo:font-style="normal" fo:font-weight="normal" officeooo:rsid="000c4e49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font-name="Open Sans script=latin rev=2" fo:font-size="12pt" fo:letter-spacing="normal" fo:font-style="normal" fo:font-weight="normal" officeooo:rsid="000c4e4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Courier 10 Pitch" fo:letter-spacing="normal" fo:font-style="normal" fo:font-weight="normal" officeooo:rsid="000c4e49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Courier 10 Pitch" fo:font-size="12pt" fo:letter-spacing="normal" fo:font-style="normal" fo:font-weight="normal" officeooo:rsid="000c4e4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Consolas" fo:font-size="9pt" fo:letter-spacing="normal" fo:font-style="normal" fo:font-weight="normal" officeooo:rsid="000c4e4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0c4e49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officeooo:rsid="000c4e49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Arial" fo:letter-spacing="normal" fo:font-style="normal" fo:font-weight="normal" officeooo:rsid="000c4e49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Arial" fo:letter-spacing="normal" fo:font-style="normal" fo:font-weight="normal" officeooo:rsid="000c4e49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0c4e49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c4e49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rsid="000c4e49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0c4e49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c4e49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c4e4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italic" style:text-underline-style="none" fo:font-weight="normal" officeooo:rsid="000c4e49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italic" style:text-underline-style="none" fo:font-weight="bold" officeooo:rsid="000c4e49" style:text-blinking="false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3" style:family="text">
      <style:text-properties fo:font-variant="normal" fo:text-transform="none" fo:color="#ff5252" style:text-line-through-style="none" style:text-line-through-type="none" style:font-name="inherit" fo:font-size="10.5pt" fo:letter-spacing="normal" fo:font-style="normal" style:text-underline-style="none" fo:font-weight="bold" officeooo:rsid="000c4e49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ff5252" style:text-line-through-style="none" style:text-line-through-type="none" style:font-name="Arial" fo:font-size="10.5pt" fo:letter-spacing="normal" fo:font-style="normal" style:text-underline-style="none" fo:font-weight="bold" officeooo:rsid="000c4e49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800000" style:text-line-through-style="none" style:text-line-through-type="none" style:font-name="Arial" fo:font-size="10.5pt" fo:letter-spacing="normal" fo:font-style="normal" style:text-underline-style="none" fo:font-weight="bold" officeooo:rsid="000c4e49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6" style:family="text">
      <style:text-properties officeooo:rsid="000d08f0"/>
    </style:style>
    <style:style style:name="T27" style:family="text">
      <style:text-properties fo:color="#ec245f" officeooo:rsid="000d08f0" fo:background-color="#ec245f" loext:char-shading-value="0"/>
    </style:style>
    <style:style style:name="T28" style:family="text">
      <style:text-properties fo:font-weight="bold" officeooo:rsid="000bbc8b" style:font-size-asian="10.5pt" style:font-weight-asian="bold" style:font-size-complex="12pt" style:font-weight-complex="bold"/>
    </style:style>
    <style:style style:name="T29" style:family="text">
      <style:text-properties officeooo:rsid="001054b2"/>
    </style:style>
    <style:style style:name="T30" style:family="text">
      <style:text-properties style:font-name="Mono" fo:font-size="12pt" fo:font-weight="bold" officeooo:rsid="000bbc8b" style:font-size-asian="10.5pt" style:font-weight-asian="bold" style:font-size-complex="12pt" style:font-weight-complex="bold"/>
    </style:style>
    <style:style style:name="T31" style:family="text">
      <style:text-properties fo:color="#000000" fo:background-color="#ffffff" loext:char-shading-value="0"/>
    </style:style>
    <style:style style:name="T32" style:family="text">
      <style:text-properties fo:color="#000000" officeooo:rsid="0016e0cb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 Graphique <text:span text:style-name="T29">EDL</text:span></text:p>
      <text:p text:style-name="P1"/>
      <text:p text:style-name="P1"/>
      <text:p text:style-name="P3">Couleurs : <text:span text:style-name="T1">#DF225 A</text:span>, <text:span text:style-name="T27">#EC245 F</text:span><text:span text:style-name="T26">,</text:span> <text:span text:style-name="T2">#0A477 0</text:span>, <text:span text:style-name="T31"><text:s text:c="2"/></text:span><text:span text:style-name="T32">blanc</text:span><text:span text:style-name="T31"> <text:s text:c="2"/></text:span>, <text:span text:style-name="T3"><text:s text:c="8"/></text:span>,</text:p>
      <text:p text:style-name="P4"><draw:frame draw:style-name="fr1" draw:name="Image1" text:anchor-type="paragraph" svg:x="5.71cm" svg:y="0.362cm" svg:width="7.837cm" svg:height="0.9cm" draw:z-index="0"><draw:image xlink:href="Pictures/100024760000135E00000239C960DBF3D9115E59.svg" xlink:type="simple" xlink:show="embed" xlink:actuate="onLoad"/><draw:image xlink:href="Pictures/10000201000000BB000000160A9678701A6D80CC.png" xlink:type="simple" xlink:show="embed" xlink:actuate="onLoad"/></draw:frame></text:p>
      <text:p text:style-name="P2">Logo : </text:p>
      <text:p text:style-name="P2"/>
      <text:p text:style-name="P2"/>
      <text:p text:style-name="P8"><text:span text:style-name="T30">Typographie : </text:span><text:span text:style-name="T7">Open sans, </text:span><text:span text:style-name="T9">Courrier, </text:span><text:span text:style-name="T12">Consolas</text:span><text:span text:style-name="T10"> , </text:span><text:span text:style-name="T15">A</text:span><text:span text:style-name="T16">rial, Francois One, </text:span><text:a xlink:type="simple" xlink:href="https://fonts.google.com/specimen/Montserrat/" text:style-name="Internet_20_link" text:visited-style-name="Visited_20_Internet_20_Link"><text:span text:style-name="T20">Montserrat</text:span></text:a><text:span text:style-name="T19">.</text:span></text:p>
      <text:p text:style-name="P5"><text:span text:style-name="T13"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 script=latin rev=2" svg:font-family="'Open Sans script=latin rev=2'"/>
    <style:font-face style:name="inherit" svg:font-family="inherit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Mono" svg:font-family="Mono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21:00.357539182</meta:creation-date>
    <dc:date>2017-03-07T10:54:48.129476582</dc:date>
    <meta:editing-duration>PT44M16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27" meta:character-count="167" meta:non-whitespace-character-count="131"/>
  </office:meta>
</office:document-meta>
</file>